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9064" officeooo:paragraph-rsid="00019064"/>
    </style:style>
    <style:style style:name="P2" style:family="paragraph" style:parent-style-name="Text_20_body" style:list-style-name="L1">
      <style:text-properties officeooo:rsid="00019064" officeooo:paragraph-rsid="00019064"/>
    </style:style>
    <style:style style:name="P3" style:family="paragraph" style:parent-style-name="Heading_20_3">
      <style:text-properties officeooo:rsid="00019064" officeooo:paragraph-rsid="00019064"/>
    </style:style>
    <style:style style:name="P4" style:family="paragraph" style:parent-style-name="Heading_20_1">
      <style:text-properties officeooo:rsid="00019064" officeooo:paragraph-rsid="000190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itch</text:h>
      <text:p text:style-name="P1">Single Page Application de messagerie instantané</text:p>
      <text:p text:style-name="P1">Permet à un utilisateur de s’authentifier (faible) et de chatter</text:p>
      <text:h text:style-name="P4" text:outline-level="1">Concept</text:h>
      <text:h text:style-name="P3" text:outline-level="3">Authentification</text:h>
      <text:list xml:id="list3492891198" text:style-name="L1">
        <text:list-item>
          <text:p text:style-name="P2">Créer un compte (Username / Password)</text:p>
          <text:list>
            <text:list-item>
              <text:p text:style-name="P2">Username unique / Correcte</text:p>
            </text:list-item>
            <text:list-item>
              <text:p text:style-name="P2">Compte anonymous:id</text:p>
              <text:list>
                <text:list-item>
                  <text:p text:style-name="P2">:id unique</text:p>
                </text:list-item>
                <text:list-item>
                  <text:p text:style-name="P2">Moins de droits</text:p>
                </text:list-item>
              </text:list>
            </text:list-item>
          </text:list>
        </text:list-item>
        <text:list-item>
          <text:p text:style-name="P2">Salons</text:p>
          <text:list>
            <text:list-item>
              <text:p text:style-name="P2">Stats du salon</text:p>
              <text:list>
                <text:list-item>
                  <text:p text:style-name="P2">Nb utilisateurs connecté</text:p>
                </text:list-item>
                <text:list-item>
                  <text:p text:style-name="P2">Nb Message</text:p>
                </text:list-item>
              </text:list>
            </text:list-item>
          </text:list>
        </text:list-item>
        <text:list-item>
          <text:p text:style-name="P2">Messageri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9-02-13T17:17:40.194000000</dc:date>
    <meta:editing-duration>PT10M</meta:editing-duration>
    <meta:editing-cycles>2</meta:editing-cycles>
    <meta:document-statistic meta:table-count="0" meta:image-count="0" meta:object-count="0" meta:page-count="1" meta:paragraph-count="15" meta:word-count="56" meta:character-count="321" meta:non-whitespace-character-count="290"/>
  </office:meta>
</office:document-meta>
</file>